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8"/>
      <text:p text:style-name="P7"/>
      <text:p text:style-name="P4"><text:span text:style-name="T1">59#3_X</text:span>--------------------------------------------------------------------</text:p>
      <text:p text:style-name="P9">[1] res free# JVEMV6 59#3_1 / 59. medical / 3. edema / 20200712_105352</text:p>
      <text:p text:style-name="P5"/>
      <text:p text:style-name="P4">[do] <text:span text:style-name="T3">#_ </text:span></text:p>
      <text:list xml:id="list7353974346540960566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p text:style-name="P16"><text:span text:style-name="T6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22">浸透圧</text:p>
            </text:list-item>
            <text:list-item>
              <text:p text:style-name="P16"/>
            </text:list-item>
          </text:list>
        </text:list-item>
      </text:list>
      <text:p text:style-name="P4">[next]</text:p>
      <text:list xml:id="list8837266488814574644" text:style-name="L2">
        <text:list-item>
          <text:p text:style-name="P25">TASK : ANY</text:p>
        </text:list-item>
      </text:list>
      <text:p text:style-name="P4">[further]</text:p>
      <text:p text:style-name="P13"><text:line-break/><text:span text:style-name="T4">[/ XXX] 20200712_112806</text:span></text:p>
      <text:p text:style-name="P5"/>
      <text:p text:style-name="P7"/>
      <text:p text:style-name="P4"><text:span text:style-name="T1">59#3_X</text:span>--------------------------------------------------------------------</text:p>
      <text:p text:style-name="P9">[1] res free# JVEMV6 59#4_1 / 59. medical / 4. 胃 / 20200715_170624</text:p>
      <text:p text:style-name="P5"/>
      <text:p text:style-name="P4"><text:soft-page-break/>[do] <text:span text:style-name="T3">#_ </text:span></text:p>
      <text:list xml:id="list2494834901324130163" text:style-name="L3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<text:a xlink:type="simple" xlink:href="http://kanpouseitai.blog87.fc2.com/blog-entry-330.html?sp" text:style-name="Internet_20_link" text:visited-style-name="Visited_20_Internet_20_Link">http://kanpouseitai.blog87.fc2.com/blog-entry-330.html?sp</text:a> 胃の構造</text:p>
            </text:list-item>
            <text:list-item>
              <text:p text:style-name="P17"><text:a xlink:type="simple" xlink:href="https://ja.wikipedia.org/wiki/胃" text:style-name="Internet_20_link" text:visited-style-name="Visited_20_Internet_20_Link">https://ja.wikipedia.org/wiki/胃</text:a><text:tab/>:d-1</text:p>
            </text:list-item>
            <text:list-item>
              <text:p text:style-name="P17"><text:a xlink:type="simple" xlink:href="https://en.wikipedia.org/wiki/Sternum" text:style-name="Internet_20_link" text:visited-style-name="Visited_20_Internet_20_Link">https://en.wikipedia.org/wiki/Sternum</text:a> <text:span text:style-name="T6">胸骨</text:span><text:tab/>:d-2</text:p>
            </text:list-item>
            <text:list-item>
              <text:p text:style-name="P17"><text:a xlink:type="simple" xlink:href="https://www.fukurow.jp/wp-content/uploads/2018/03/image353.jpg" text:style-name="Internet_20_link" text:visited-style-name="Visited_20_Internet_20_Link">https://www.fukurow.jp/wp-content/uploads/2018/03/image353.jpg</text:a><text:tab/>:d-3</text:p>
            </text:list-item>
            <text:list-item>
              <text:p text:style-name="P17"><text:a xlink:type="simple" xlink:href="https://pic1.zhimg.com/v2-d44e9f3afbebd1d59e7ef1799834a0b8_r.jpg" text:style-name="Internet_20_link" text:visited-style-name="Visited_20_Internet_20_Link">https://pic1.zhimg.com/v2-d44e9f3afbebd1d59e7ef1799834a0b8_r.jpg</text:a><text:tab/><text:span text:style-name="T6">肋骨 番号<text:tab/>:d-4</text:span></text:p>
            </text:list-item>
            <text:list-item>
              <text:p text:style-name="P17"><text:a xlink:type="simple" xlink:href="https://zh.wikipedia.org/wiki/胸骨" text:style-name="Internet_20_link" text:visited-style-name="Visited_20_Internet_20_Link">https://zh.wikipedia.org/wiki/胸骨</text:a><text:span text:style-name="T6"><text:tab/>:d-5</text:span></text:p>
            </text:list-item>
            <text:list-item>
              <text:p text:style-name="P17"><text:a xlink:type="simple" xlink:href="https://bodycare.movelab.wakayama.jp/internal-organs/chokatsu_follow" text:style-name="Internet_20_link" text:visited-style-name="Visited_20_Internet_20_Link">https://bodycare.movelab.wakayama.jp/internal-organs/chokatsu_follow</text:a><text:span text:style-name="T6"> へそ、小腸、位置<text:tab/><text:tab/>:d-6</text:span></text:p>
            </text:list-item>
            <text:list-item>
              <text:p text:style-name="P17"><text:a xlink:type="simple" xlink:href="http://anma.air-nifty.com/photos/uncategorized/2010/12/20/1012202.jpg" text:style-name="Internet_20_link" text:visited-style-name="Visited_20_Internet_20_Link">http://anma.air-nifty.com/photos/uncategorized/2010/12/20/1012202.jpg</text:a><text:span text:style-name="T6"><text:tab/>内蔵、位置<text:tab/><text:tab/>:d-7</text:span></text:p>
            </text:list-item>
          </text:list>
        </text:list-item>
      </text:list>
      <text:p text:style-name="P15"/>
      <text:p text:style-name="P4">[next]</text:p>
      <text:list xml:id="list2050431844416343024" text:style-name="L4">
        <text:list-item>
          <text:p text:style-name="P18">TASK : ANY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7"/>
      <text:p text:style-name="P4"><text:soft-page-break/><text:span text:style-name="T1">59#5_X</text:span>--------------------------------------------------------------------</text:p>
      <text:p text:style-name="P9">[1] res free# JVEMV6 59#5_X / 59. medical / 5. 腸 / 20200716_104814</text:p>
      <text:p text:style-name="P5"/>
      <text:p text:style-name="P4">[do] <text:span text:style-name="T3">#_ </text:span></text:p>
      <text:list xml:id="list4617094235748067933" text:style-name="L5">
        <text:list-item>
          <text:p text:style-name="P19">REVIEW </text:p>
        </text:list-item>
        <text:list-item>
          <text:p text:style-name="P19">TASK-1</text:p>
          <text:list>
            <text:list-item>
              <text:p text:style-name="P19"><text:a xlink:type="simple" xlink:href="https://ja.wikipedia.org/wiki/大腸" text:style-name="Internet_20_link" text:visited-style-name="Visited_20_Internet_20_Link">https://ja.wikipedia.org/wiki/大腸</text:a><text:tab/>:d-1</text:p>
            </text:list-item>
            <text:list-item>
              <text:p text:style-name="P19"><text:a xlink:type="simple" xlink:href="https://www.shepherd-clc.com/archives/1494" text:style-name="Internet_20_link" text:visited-style-name="Visited_20_Internet_20_Link">https://www.shepherd-clc.com/archives/1494</text:a><text:tab/><text:tab/>「牛の解剖69： 回腸(2) ～遠位部は危険部位～」</text:p>
            </text:list-item>
            <text:list-item>
              <text:p text:style-name="P19"><text:a xlink:type="simple" xlink:href="https://kotobank.jp/word/腸重積症-97902" text:style-name="Internet_20_link" text:visited-style-name="Visited_20_Internet_20_Link">https://kotobank.jp/word/腸重積症-97902</text:a></text:p>
            </text:list-item>
            <text:list-item>
              <text:p text:style-name="P19"><text:a xlink:type="simple" xlink:href="http://blog.livedoor.jp/tanjyun/archives/cat_1269416.html" text:style-name="Internet_20_link" text:visited-style-name="Visited_20_Internet_20_Link">http://blog.livedoor.jp/tanjyun/archives/cat_1269416.html</text:a> :d-2</text:p>
              <text:list>
                <text:list-item>
                  <text:p text:style-name="P19">“ また、リアルには次の画像が参考になります。”</text:p>
                </text:list-item>
                <text:list-item>
                  <text:p text:style-name="P23">「回盲部」の図</text:p>
                </text:list-item>
              </text:list>
            </text:list-item>
            <text:list-item>
              <text:p text:style-name="P19"><text:a xlink:type="simple" xlink:href="https://cyou-kenko.com/cyou/2745/" text:style-name="Internet_20_link" text:visited-style-name="Visited_20_Internet_20_Link">https://cyou-kenko.com/cyou/2745/</text:a><text:tab/>“回腸の位置を図で解説”</text:p>
              <text:list>
                <text:list-item>
                  <text:p text:style-name="P23">内蔵の全体図</text:p>
                </text:list-item>
              </text:list>
            </text:list-item>
            <text:list-item>
              <text:p text:style-name="P23"><text:a xlink:type="simple" xlink:href="https://www.nyukyou.jp/effort/council/20191127.html" text:style-name="Internet_20_link" text:visited-style-name="Visited_20_Internet_20_Link">https://www.nyukyou.jp/effort/council/20191127.html</text:a></text:p>
              <text:list>
                <text:list-item>
                  <text:p text:style-name="P23">腸の各部の名称</text:p>
                </text:list-item>
              </text:list>
            </text:list-item>
            <text:list-item>
              <text:p text:style-name="P23"><text:a xlink:type="simple" xlink:href="https://ja.wikipedia.org/wiki/回腸" text:style-name="Internet_20_link" text:visited-style-name="Visited_20_Internet_20_Link">https://ja.wikipedia.org/wiki/回腸</text:a><text:tab/>:d-3</text:p>
            </text:list-item>
            <text:list-item>
              <text:p text:style-name="P23"/>
            </text:list-item>
          </text:list>
        </text:list-item>
      </text:list>
      <text:p text:style-name="P4">[next]</text:p>
      <text:list xml:id="list293149367037769219" text:style-name="L6">
        <text:list-item>
          <text:p text:style-name="P20">TASK ==&gt; see memo</text:p>
        </text:list-item>
      </text:list>
      <text:p text:style-name="P4">[further]</text:p>
      <text:p text:style-name="P5"><text:line-break/><text:soft-page-break/><text:span text:style-name="T4">[/ XXX] 20200716_111638</text:span></text:p>
      <text:p text:style-name="P5"/>
      <text:p text:style-name="P5"/>
      <text:p text:style-name="P7">@@@</text:p>
      <text:p text:style-name="P4"><text:span text:style-name="T1">59#5_1</text:span>--------------------------------------------------------------------</text:p>
      <text:p text:style-name="P9">[2] res free# JVEMV6 59#5_X / 59. medical / 5. 腸 / XXX</text:p>
      <text:p text:style-name="P5"/>
      <text:p text:style-name="P2">----------------------------------------- [TEMPLATE] 20200427_130632</text:p>
      <text:p text:style-name="P4"><text:span text:style-name="T1">59#X_X</text:span>--------------------------------------------------------------------</text:p>
      <text:p text:style-name="P9">[X] res free# JVEMV6 59#X_X / 59. medical / XXX / XXX</text:p>
      <text:p text:style-name="P4"/>
      <text:p text:style-name="P4">[do] <text:span text:style-name="T3">#_ </text:span></text:p>
      <text:list xml:id="list31383618" text:continue-list="list2494834901324130163" text:style-name="L3">
        <text:list-item>
          <text:p text:style-name="P17">REVIEW </text:p>
        </text:list-item>
        <text:list-item>
          <text:p text:style-name="P17">TASK-1</text:p>
        </text:list-item>
      </text:list>
      <text:p text:style-name="P4">[next]</text:p>
      <text:list xml:id="list7297340579170304022" text:style-name="L7">
        <text:list-item>
          <text:p text:style-name="P21">TASK</text:p>
        </text:list-item>
      </text:list>
      <text:p text:style-name="P4">[further]</text:p>
      <text:p text:style-name="P13"><text:line-break/><text:span text:style-name="T4">[/ XXX] </text:span></text:p>
      <text:p text:style-name="P13"/>
      <text:p text:style-name="P6"/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<text:soft-page-break/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4"/>
          </table:table-cell>
          <table:table-cell table:style-name="表4.C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5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4">20200509_152353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4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4">20200509_152353</text:p>
          </table:table-cell>
        </table:table-row>
        <table:table-row>
          <table:table-cell table:style-name="表2.B2" office:value-type="string">
            <text:p text:style-name="P14"/>
          </table:table-cell>
          <table:table-cell table:style-name="表2.B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2">C:\WORKS_2\WS\WS_Others.JVEMV6\JVEMV6\59_medical\end_all.bat <text:span text:style-name="T5">[1] res free# JVEMV6 59#5_X / 59. medical / 5. 腸 / 20200716_104814</text:span></text:p>
          </table:table-cell>
        </table:table-row>
        <table:table-row>
          <table:table-cell table:style-name="表3.A3" office:value-type="string">
            <text:p text:style-name="P9"/>
          </table:table-cell>
        </table:table-row>
        <table:table-row>
          <table:table-cell table:style-name="表3.A3" office:value-type="string">
            <text:p text:style-name="P9"/>
          </table:table-cell>
        </table:table-row>
      </table:table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6T11:17:52.83</dc:date>
    <dc:creator>iwabuchi ken</dc:creator>
    <meta:editing-duration>PT8H28M22S</meta:editing-duration>
    <meta:editing-cycles>74</meta:editing-cycles>
    <meta:generator>OpenOffice/4.1.3$Win32 OpenOffice.org_project/413m1$Build-9783</meta:generator>
    <meta:document-statistic meta:table-count="4" meta:image-count="0" meta:object-count="0" meta:page-count="9" meta:paragraph-count="144" meta:word-count="592" meta:character-count="3985"/>
  </office:meta>
</office:document-meta>
</file>